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h! I'm not finished yet!!!$0fIt's a laser cannon, but it's#only a prototype. $0fIt can't just be fired at any time.$0fI think that's something we can use#to our advantage.$0f<text:tab/></text:p>
      <text:p text:style-name="P1"/>
      <text:p text:style-name="P1"/>
      <text:p text:style-name="P1">¡Arg! $0e¡¡Todavía no he terminado!!$0fEs un cañón láser, pero es un prototipo.#No se puede disparar en cualquier$0fmomento. Creo que es algo que podemos#usar en nuestro beneficio.</text:p>
      <text:p text:style-name="P1"/>
      <text:p text:style-name="P1">xxxxxxxxxxxxxxxxxxxxxxxxxxxxxxxxxx</text:p>
      <text:p text:style-name="P1">xxxxxxxxxxxxxxxxxxxxx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15T08:55:36.24</meta:creation-date>
    <dc:date>2016-04-27T11:02:08.36</dc:date>
    <meta:editing-duration>P2DT23H42M6S</meta:editing-duration>
    <meta:editing-cycles>167</meta:editing-cycles>
    <meta:generator>BrOffice/3.3$Win32 LibreOffice_project/330m19$Build-202</meta:generator>
    <meta:document-statistic meta:table-count="0" meta:image-count="0" meta:object-count="0" meta:page-count="1" meta:paragraph-count="4" meta:word-count="56" meta:character-count="412"/>
  </office:meta>
</office:document-meta>
</file>